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-BoldMT" svg:font-family="TimesNewRomanPS-BoldMT" style:font-family-generic="system"/>
    <style:font-face style:name="TimesNewRomanPSMT" svg:font-family="TimesNewRomanPSMT" style:font-family-generic="system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style:font-name="Arial" fo:font-size="16pt" style:font-size-asian="16pt" style:font-size-complex="16pt"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no-limit"/>
      <style:text-properties style:font-name="Arial" fo:font-size="14pt" fo:font-weight="bold" officeooo:rsid="000650c0" style:font-size-asian="14pt" style:font-weight-asian="bold" style:font-size-complex="14pt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orphans="0" fo:widows="0" fo:hyphenation-ladder-count="no-limit"/>
      <style:text-properties officeooo:rsid="000650c0"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officeooo:paragraph-rsid="0010de8f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officeooo:paragraph-rsid="0010de8f" style:font-size-asian="14pt" style:font-size-complex="14pt" fo:hyphenate="false" fo:hyphenation-remain-char-count="2" fo:hyphenation-push-char-count="2"/>
    </style:style>
    <style:style style:name="P13" style:family="paragraph" style:parent-style-name="Standard" style:master-page-name="">
      <style:paragraph-properties fo:orphans="0" fo:widows="0" fo:hyphenation-ladder-count="no-limit" style:page-number="auto"/>
      <style:text-properties style:font-name="Arial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writing-mode="lr-tb"/>
      <style:text-properties fo:font-size="14pt" officeooo:paragraph-rsid="0010de8f" style:font-size-asian="14pt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officeooo:paragraph-rsid="0011e22c" style:font-size-asian="14pt" style:font-size-complex="14pt" fo:hyphenate="fals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1.3cm" fo:margin-right="1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1pt" fo:font-style="italic" style:font-size-asian="11pt" style:font-style-asian="italic" style:font-size-complex="11pt" style:font-style-complex="italic" fo:hyphenate="false" fo:hyphenation-remain-char-count="2" fo:hyphenation-push-char-count="2"/>
    </style:style>
    <style:style style:name="P18" style:family="paragraph" style:parent-style-name="Header">
      <style:paragraph-properties fo:orphans="0" fo:widows="0" fo:hyphenation-ladder-count="no-limit"/>
      <style:text-properties officeooo:paragraph-rsid="0011e22c" fo:hyphenate="false" fo:hyphenation-remain-char-count="2" fo:hyphenation-push-char-count="2"/>
    </style:style>
    <style:style style:name="P19" style:family="paragraph" style:parent-style-name="Table_20_Contents">
      <style:paragraph-properties fo:text-align="end" style:justify-single-word="false"/>
      <style:text-properties officeooo:rsid="0011e22c" officeooo:paragraph-rsid="0011e22c"/>
    </style:style>
    <style:style style:name="P20" style:family="paragraph" style:parent-style-name="Normalny">
      <style:paragraph-properties fo:orphans="2" fo:widows="2" fo:hyphenation-ladder-count="no-limit" style:text-autospace="none" style:vertical-align="auto"/>
      <style:text-properties style:font-name="Arial" fo:font-size="14pt" fo:font-weight="bold" officeooo:paragraph-rsid="00127c84" style:font-size-asian="14pt" style:font-weight-asian="bold" style:font-size-complex="14pt" style:font-weight-complex="bold" fo:hyphenate="true"/>
    </style:style>
    <style:style style:name="P21" style:family="paragraph" style:parent-style-name="Normalny">
      <style:paragraph-properties fo:orphans="2" fo:widows="2" fo:hyphenation-ladder-count="no-limit" style:text-autospace="none" style:vertical-align="auto"/>
      <style:text-properties officeooo:paragraph-rsid="00127c84" fo:hyphenate="true"/>
    </style:style>
    <style:style style:name="P22" style:family="paragraph" style:parent-style-name="Normalny">
      <style:paragraph-properties fo:orphans="2" fo:widows="2" fo:hyphenation-ladder-count="no-limit" style:text-autospace="none" style:vertical-align="auto"/>
      <style:text-properties style:font-name="TimesNewRomanPSMT" fo:font-size="10pt" officeooo:paragraph-rsid="00127c84" style:letter-kerning="false" style:font-size-asian="10pt" style:font-name-complex="TimesNewRomanPSMT" style:font-size-complex="10pt" style:language-complex="ar" style:country-complex="SA" fo:hyphenate="true"/>
    </style:style>
    <style:style style:name="P23" style:family="paragraph" style:parent-style-name="Normalny">
      <style:paragraph-properties fo:orphans="2" fo:widows="2" fo:hyphenation-ladder-count="no-limit" style:text-autospace="none" style:vertical-align="auto"/>
      <style:text-properties style:font-name="TimesNewRomanPS-BoldMT" fo:font-size="10pt" fo:font-weight="bold" officeooo:paragraph-rsid="00127c84" style:letter-kerning="false" style:font-size-asian="10pt" style:font-weight-asian="bold" style:font-name-complex="TimesNewRomanPS-BoldMT" style:font-size-complex="10pt" style:language-complex="ar" style:country-complex="SA" style:font-weight-complex="bold" fo:hyphenate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7d06" style:font-size-asian="14pt" style:font-size-complex="14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weight="normal" officeooo:rsid="00127c84" style:font-size-asian="10pt" style:font-weight-asian="normal" style:font-size-complex="10pt" style:font-weight-complex="normal"/>
    </style:style>
    <style:style style:name="T6" style:family="text">
      <style:text-properties officeooo:rsid="0010de8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1e22c"/>
    </style:style>
    <style:style style:name="T10" style:family="text">
      <style:text-properties style:font-name="TimesNewRomanPSMT" fo:font-size="10pt" style:letter-kerning="false" style:font-size-asian="10pt" style:font-name-complex="TimesNewRomanPSMT" style:font-size-complex="10pt" style:language-complex="ar" style:country-complex="SA"/>
    </style:style>
    <style:style style:name="T11" style:family="text">
      <style:text-properties style:font-name="TimesNewRomanPSMT" fo:font-size="8pt" style:letter-kerning="false" style:font-size-asian="8pt" style:font-name-complex="TimesNewRomanPSMT" style:font-size-complex="8pt" style:language-complex="ar" style:country-complex="SA"/>
    </style:style>
    <style:style style:name="T12" style:family="text">
      <style:text-properties officeooo:rsid="00127c84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0de8f" style:font-size-asian="11pt" style:font-size-complex="11pt"/>
    </style:style>
    <style:style style:name="T15" style:family="text">
      <style:text-properties fo:font-size="11pt" officeooo:rsid="00127c84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2cm" fo:text-indent="-0.635cm" fo:margin-left="2.6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7cm" fo:text-indent="-0.635cm" fo:margin-left="3.3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2cm" fo:text-indent="-0.635cm" fo:margin-left="3.9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2cm" fo:text-indent="-0.635cm" fo:margin-left="5.2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2cm" fo:text-indent="-0.635cm" fo:margin-left="6.5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2cm" fo:text-indent="-0.635cm" fo:margin-left="7.7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07cm" fo:text-indent="-0.635cm" fo:margin-left="8.40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-start text:name="__RefHeading__1_1652706106"/>Wstęp do metafizyki (fr.)<text:bookmark-end text:name="__RefHeading__1_1652706106"/></text:p>
      <text:p text:style-name="P5"/>
      <text:p text:style-name="P6"><text:bookmark-start text:name="__RefHeading__3_1652706106"/>Definicje<text:bookmark-end text:name="__RefHeading__3_1652706106"/></text:p>
      <text:p text:style-name="P9"><text:span text:style-name="T1">Porównując ze sobą definicje metafizyki i koncepcje absolutu, spostrzegamy, że mimo jawnej rozbieżności zdań filozofowie </text:span><text:span text:style-name="T2">utrzymują</text:span><text:span text:style-name="T1">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2">wychodzi</text:span><text:span text:style-name="T1"> z żadnego punktu widzenia i nie posługuje się symbolami. O pierwszym rodzaju poznania powiemy, że pozostaje w granicach względności, o drugim – gdzie jest ono w ogóle możliwe – że dociera do absolutu.</text:span></text:p>
      <text:p text:style-name="P6"><text:bookmark-start text:name="__RefHeading__5_1652706106"/>Ruch<text:bookmark-end text:name="__RefHeading__5_1652706106"/></text:p>
      <text:p text:style-name="P10"><text:s/><text:span text:style-name="T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p text:style-name="P15"/>
      <text:p text:style-name="P6"><text:bookmark-start text:name="__RefHeading__7_1652706106"/>Postać<text:bookmark-end text:name="__RefHeading__7_1652706106"/></text:p>
      <text:p text:style-name="P11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8"/>
      <text:p text:style-name="P7">Źródło</text:p>
      <text:p text:style-name="P16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<text:soft-page-break/>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<text:span text:style-name="T6">tyleż</text:span> punktów widzenia na nią.</text:p>
      <text:p text:style-name="P16"/>
      <text:p text:style-name="P17">Wszystkie cechy, z których składa się jej opis, a które mogą pozwolić mi ją poznać tylko przez porównanie z osobami czy rzeczami znanymi mi już skądinąd, są znakami, w których się ona w sposób mniej lub bardziej s <text:span text:style-name="T6">symboliczny</text:span> wyraża . Symbole i punkty widzenia stawiają mnie więc na zewnątrz postaci, mówią mi o niej tylko to, co ma ona wspólnego z innymi, lecz do niej właściwi<text:span text:style-name="T12">e </text:span>nie należą.</text:p>
      <text:p text:style-name="P4"/>
      <text:p text:style-name="P4"><text:tab/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2"/>
      <text:p text:style-name="P6"><text:bookmark-start text:name="__RefHeading__9_1652706106"/>Absolut<text:bookmark-end text:name="__RefHeading__9_1652706106"/></text:p>
      <text:p text:style-name="P12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<text:span text:style-name="T6">y</text:span>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3"/>
      <text:p text:style-name="P6">Spis treści</text:p>
      <text:p text:style-name="P23">WSTĘP DO METAFIZYKI (FR.).........................................................................................................................1</text:p>
      <text:p text:style-name="P21"><text:span text:style-name="Domyślna_20_czcionka_20_akapitu"><text:span text:style-name="T10">D</text:span></text:span><text:span text:style-name="Domyślna_20_czcionka_20_akapitu"><text:span text:style-name="T11">EFINICJE</text:span></text:span><text:span text:style-name="Domyślna_20_czcionka_20_akapitu"><text:span text:style-name="T10">..............................................................................................................................................................1</text:span></text:span></text:p>
      <text:p text:style-name="P21"><text:span text:style-name="Domyślna_20_czcionka_20_akapitu"><text:span text:style-name="T10">R</text:span></text:span><text:span text:style-name="Domyślna_20_czcionka_20_akapitu"><text:span text:style-name="T11">UCH</text:span></text:span><text:span text:style-name="Domyślna_20_czcionka_20_akapitu"><text:span text:style-name="T10">.....................................................................................................................................................................1</text:span></text:span></text:p>
      <text:p text:style-name="P21"><text:span text:style-name="Domyślna_20_czcionka_20_akapitu"><text:span text:style-name="T10">POSTAĆ.........................................................................................................................................................…..1</text:span></text:span></text:p>
      <text:p text:style-name="P20"><text:span text:style-name="Domyślna_20_czcionka_20_akapitu"><text:span text:style-name="T10">A</text:span></text:span><text:span text:style-name="Domyślna_20_czcionka_20_akapitu"><text:span text:style-name="T11">BSOLUT</text:span></text:span><text:span text:style-name="Domyślna_20_czcionka_20_akapitu"><text:span text:style-name="T10">...............................................................................................................................................................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-BoldMT" svg:font-family="TimesNewRomanPS-BoldMT" style:font-family-generic="system"/>
    <style:font-face style:name="TimesNewRomanPSMT" svg:font-family="TimesNewRomanPSMT" style:font-family-generic="system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ny" style:family="paragraph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orphans="0" fo:widows="0" fo:hyphenation-ladder-count="no-limit"/>
      <style:text-properties officeooo:paragraph-rsid="0011e22c" fo:hyphenate="false" fo:hyphenation-remain-char-count="2" fo:hyphenation-push-char-count="2"/>
    </style:style>
    <style:style style:name="M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MT3" style:family="text">
      <style:text-properties style:font-name="Arial" fo:font-size="10pt" fo:font-weight="normal" officeooo:rsid="00127c84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nri Bergson (1859-1941),</text:span><text:span text:style-name="MT2"> Wstęp do metafizyki (fr.)<text:tab/></text:span><text:span text:style-name="MT3"><text:page-number text:select-page="current">2</text:page-number>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21:17:17.488000000</dc:date>
    <meta:print-date>2008-09-21T20:51:00</meta:print-date>
    <meta:editing-cycles>23</meta:editing-cycles>
    <meta:editing-duration>PT1H16M17S</meta:editing-duration>
    <meta:generator>LibreOffice/5.2.3.3$Windows_x86 LibreOffice_project/d54a8868f08a7b39642414cf2c8ef2f228f780cf</meta:generator>
    <meta:document-statistic meta:table-count="0" meta:image-count="0" meta:object-count="0" meta:page-count="2" meta:paragraph-count="20" meta:word-count="684" meta:character-count="5228" meta:non-whitespace-character-count="4558"/>
    <meta:user-defined meta:name="Informacja 1"/>
    <meta:user-defined meta:name="Informacja 2"/>
    <meta:user-defined meta:name="Informacja 3"/>
    <meta:user-defined meta:name="Informacja 4"/>
  </office:meta>
</office:document-meta>
</file>